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2b0a3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2b0a3" style:font-weight-asian="bold" style:font-weight-complex="bold"/>
    </style:style>
    <style:style style:name="T1" style:family="text">
      <style:text-properties officeooo:rsid="0012b0a3"/>
    </style:style>
    <style:style style:name="T2" style:family="text">
      <style:text-properties officeooo:rsid="0013b1e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ubset sum</text:span></text:p>
      <text:p text:style-name="P1"><text:span text:style-name="T1"/></text:p>
      <text:p text:style-name="P1"><text:span text:style-name="T1">Given a set of n positive integers, </text:span><text:span text:style-name="T1"><draw:frame draw:style-name="fr1" draw:name="Object5" text:anchor-type="as-char" svg:y="-0.1484in" svg:width="1.1902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, and a positive integer W, is there a subset of S whose elements sum to W?</text:span></text:p>
      <text:p text:style-name="P1"><text:span text:style-name="T1"/></text:p>
      <text:p text:style-name="P1"><text:span text:style-name="T1"><draw:frame draw:style-name="fr1" draw:name="Object2" text:anchor-type="as-char" svg:y="-0.1484in" svg:width="1.0972in" svg:height="0.189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 only if there is a subset of </text:span><text:span text:style-name="T1"><draw:frame draw:style-name="fr1" draw:name="Object3" text:anchor-type="as-char" svg:y="-0.1484in" svg:width="1.0634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 whose </text:span><text:span text:style-name="T2">e</text:span><text:span text:style-name="T1">lements sum to </text:span><text:span text:style-name="T1"><draw:frame draw:style-name="fr1" draw:name="Object4" text:anchor-type="as-char" svg:y="-0.1484in" svg:width="0.1555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. </text:span><text:span text:style-name="T2"><draw:frame draw:style-name="fr1" draw:name="Object6" text:anchor-type="as-char" svg:y="-0.1484in" svg:width="1.2575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"><text:span text:style-name="T1"/></text:p>
      <text:p text:style-name="P1"><text:span text:style-name="T1"/></text:p>
      <text:p text:style-name="P1"><text:span text:style-name="T1"><draw:frame draw:style-name="fr1" draw:name="Object1" text:anchor-type="as-char" svg:y="-0.1752in" svg:width="2.4409in" svg:height="0.2472in" draw:z-index="0"><draw:object xlink:href="./Object 1" xlink:type="simple" xlink:show="embed" xlink:actuate="onLoad"/><draw:image xlink:href="./ObjectReplacements/Object 1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2-29T12:48:43</meta:creation-date>
    <dc:date>2012-12-29T13:01:11</dc:date>
    <dc:creator>Kempa </dc:creator>
    <meta:editing-duration>PT6M37S</meta:editing-duration>
    <meta:editing-cycles>3</meta:editing-cycles>
    <meta:generator>LibreOffice/3.6$Linux_x86 LibreOffice_project/360m1$Build-2</meta:generator>
    <meta:document-statistic meta:table-count="0" meta:image-count="0" meta:object-count="6" meta:page-count="1" meta:paragraph-count="4" meta:word-count="38" meta:character-count="182" meta:non-whitespace-character-count="138"/>
  </office:meta>
</office:document-meta>
</file>

<file path=Object 1/content.xml><?xml version="1.0" encoding="utf-8"?>
<math xmlns="http://www.w3.org/1998/Math/MathML">
  <semantics>
    <mrow>
      <mi>X</mi>
      <mrow>
        <mrow>
          <mo stretchy="false">[</mo>
          <mrow>
            <mi>i</mi>
            <mi>,</mi>
            <mi>j</mi>
          </mrow>
          <mo stretchy="false">]</mo>
        </mrow>
        <mo stretchy="false">=</mo>
        <mrow>
          <mo stretchy="true">{</mo>
          <mrow>
            <mtable>
              <mtr>
                <mtd>
                  <mrow>
                    <mi>X</mi>
                    <mrow>
                      <mrow>
                        <mo stretchy="false">[</mo>
                        <mrow>
                          <mi>i</mi>
                          <mi>–</mi>
                          <mn>1,</mn>
                          <mi>j</mi>
                        </mrow>
                        <mo stretchy="false">]</mo>
                      </mrow>
                      <mo stretchy="false">∨</mo>
                      <mi>X</mi>
                    </mrow>
                    <mrow>
                      <mo stretchy="false">[</mo>
                      <mrow>
                        <mi>i</mi>
                        <mi>–</mi>
                        <mn>1,</mn>
                        <mrow>
                          <mi>j</mi>
                          <mo stretchy="false">−</mo>
                          <msub>
                            <mi>a</mi>
                            <mi>i</mi>
                          </msub>
                        </mrow>
                      </mrow>
                      <mo stretchy="false">]</mo>
                    </mrow>
                  </mrow>
                </mtd>
              </mtr>
            </mtable>
          </mrow>
        </mrow>
      </mrow>
    </mrow>
    <annotation encoding="StarMath 5.0">X[i, j] = left lbrace matrix {X[i – 1, j] or X[i – 1, j - a_i] } right none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i</mi>
            <mi>,</mi>
            <mi>j</mi>
          </mrow>
          <mo stretchy="false">]</mo>
        </mrow>
        <mo stretchy="false">=</mo>
        <mi mathvariant="italic">TRUE</mi>
      </mrow>
    </mrow>
    <annotation encoding="StarMath 5.0">X[i, j] = TRUE</annotation>
  </semantics>
</math>
</file>

<file path=Object 3/content.xml><?xml version="1.0" encoding="utf-8"?>
<math xmlns="http://www.w3.org/1998/Math/MathML">
  <semantics>
    <mrow>
      <mrow>
        <mo stretchy="false">{</mo>
        <msub>
          <mi>a</mi>
          <mn>1,</mn>
        </msub>
        <msub>
          <mi>a</mi>
          <mn>2</mn>
        </msub>
      </mrow>
      <mrow>
        <mrow/>
        <mi>,</mi>
        <mi>…</mi>
        <mi>,</mi>
        <msub>
          <mi>a</mi>
          <mi>i</mi>
        </msub>
        <mo stretchy="false">}</mo>
      </mrow>
    </mrow>
    <annotation encoding="StarMath 5.0">\{a_1, a_2}, …, a_i\}</annotation>
  </semantics>
</math>
</file>

<file path=Object 4/content.xml><?xml version="1.0" encoding="utf-8"?>
<math xmlns="http://www.w3.org/1998/Math/MathML">
  <semantics>
    <mrow>
      <mi>j</mi>
    </mrow>
    <annotation encoding="StarMath 5.0">j</annotation>
  </semantics>
</math>
</file>

<file path=Object 5/content.xml><?xml version="1.0" encoding="utf-8"?>
<math xmlns="http://www.w3.org/1998/Math/MathML">
  <semantics>
    <mrow>
      <mrow>
        <mi>S</mi>
        <mo stretchy="false">=</mo>
        <mo stretchy="false">{</mo>
      </mrow>
      <msub>
        <mi>a</mi>
        <mn>1,</mn>
      </msub>
      <msub>
        <mi>a</mi>
        <mn>2,</mn>
      </msub>
      <mi>…</mi>
      <mi>,</mi>
      <msub>
        <mi>a</mi>
        <mi>n</mi>
      </msub>
      <mo stretchy="false">}</mo>
    </mrow>
    <annotation encoding="StarMath 5.0">S = \{a_1, a_2, …, a_n\}</annotation>
  </semantics>
</math>
</file>

<file path=Object 6/content.xml><?xml version="1.0" encoding="utf-8"?>
<math xmlns="http://www.w3.org/1998/Math/MathML">
  <semantics>
    <mrow>
      <mrow>
        <mrow>
          <mn>1</mn>
          <mo stretchy="false">≤</mo>
          <mi>i</mi>
        </mrow>
        <mo stretchy="false">≤</mo>
        <mi>n</mi>
      </mrow>
      <mi>,</mi>
      <mrow>
        <mrow>
          <mn>0</mn>
          <mo stretchy="false">≤</mo>
          <mi>j</mi>
        </mrow>
        <mo stretchy="false">≤</mo>
        <mi>W</mi>
      </mrow>
    </mrow>
    <annotation encoding="StarMath 5.0">1 le i le n, 0 le j le W</annotation>
  </semantics>
</math>
</file>